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LoggerHelper.sumupProblems( MessageLogger log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essageLoggerHelper.MessageLogge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